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formal_classes">
        <table:table-row>
          <table:table-cell office:value-type="string">
            <text:p>D21CQDT01-B</text:p>
          </table:table-cell>
          <table:table-cell office:value-type="string">
            <text:p>GVA354</text:p>
          </table:table-cell>
          <table:table-cell office:value-type="string">
            <text:p>DT</text:p>
          </table:table-cell>
          <table:table-cell office:value-type="string">
            <text:p>NULL</text:p>
          </table:table-cell>
          <table:table-cell office:value-type="string">
            <text:p>2024-11-05 00:06:13</text:p>
          </table:table-cell>
        </table:table-row>
        <table:table-row>
          <table:table-cell office:value-type="string">
            <text:p>D21CQKT01-B</text:p>
          </table:table-cell>
          <table:table-cell office:value-type="string">
            <text:p>TGV123</text:p>
          </table:table-cell>
          <table:table-cell office:value-type="string">
            <text:p>KT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21CQMR01-B</text:p>
          </table:table-cell>
          <table:table-cell office:value-type="string">
            <text:p>GVK102</text:p>
          </table:table-cell>
          <table:table-cell office:value-type="string">
            <text:p>MR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21CQPT01-B</text:p>
          </table:table-cell>
          <table:table-cell office:value-type="string">
            <text:p>TGV245</text:p>
          </table:table-cell>
          <table:table-cell office:value-type="string">
            <text:p>CNDPT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21CQQT01-B</text:p>
          </table:table-cell>
          <table:table-cell office:value-type="string">
            <text:p>GVC092</text:p>
          </table:table-cell>
          <table:table-cell office:value-type="string">
            <text:p>QTKD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21CQQT02-B</text:p>
          </table:table-cell>
          <table:table-cell office:value-type="string">
            <text:p>GVT556</text:p>
          </table:table-cell>
          <table:table-cell office:value-type="string">
            <text:p>QTKD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21CQTC01-B</text:p>
          </table:table-cell>
          <table:table-cell office:value-type="string">
            <text:p>GVD675</text:p>
          </table:table-cell>
          <table:table-cell office:value-type="string">
            <text:p>FINTECH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21CQTT01-B</text:p>
          </table:table-cell>
          <table:table-cell office:value-type="string">
            <text:p>GVJ854</text:p>
          </table:table-cell>
          <table:table-cell office:value-type="string">
            <text:p>TTDPT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21CQVT01-B</text:p>
          </table:table-cell>
          <table:table-cell office:value-type="string">
            <text:p>TGV878</text:p>
          </table:table-cell>
          <table:table-cell office:value-type="string">
            <text:p>VT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22COTC01-B</text:p>
          </table:table-cell>
          <table:table-cell office:value-type="string">
            <text:p>GVZ234</text:p>
          </table:table-cell>
          <table:table-cell office:value-type="string">
            <text:p>FINTECH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22CQAT01-B</text:p>
          </table:table-cell>
          <table:table-cell office:value-type="string">
            <text:p>GVB207</text:p>
          </table:table-cell>
          <table:table-cell office:value-type="string">
            <text:p>ATTT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22CQBC01-B</text:p>
          </table:table-cell>
          <table:table-cell office:value-type="string">
            <text:p>TGV388</text:p>
          </table:table-cell>
          <table:table-cell office:value-type="string">
            <text:p>BC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23CQKT01-B</text:p>
          </table:table-cell>
          <table:table-cell office:value-type="string">
            <text:p>GVR982</text:p>
          </table:table-cell>
          <table:table-cell office:value-type="string">
            <text:p>KT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23CQKT02-B</text:p>
          </table:table-cell>
          <table:table-cell office:value-type="string">
            <text:p>TGV743</text:p>
          </table:table-cell>
          <table:table-cell office:value-type="string">
            <text:p>KT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24CQKT01-B</text:p>
          </table:table-cell>
          <table:table-cell office:value-type="string">
            <text:p>GVY019</text:p>
          </table:table-cell>
          <table:table-cell office:value-type="string">
            <text:p>KT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24CQMR01-B</text:p>
          </table:table-cell>
          <table:table-cell office:value-type="string">
            <text:p>GVJ097</text:p>
          </table:table-cell>
          <table:table-cell office:value-type="string">
            <text:p>MR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24CQPT01-B</text:p>
          </table:table-cell>
          <table:table-cell office:value-type="string">
            <text:p>GVS601</text:p>
          </table:table-cell>
          <table:table-cell office:value-type="string">
            <text:p>CNDPT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24CQTC01-B</text:p>
          </table:table-cell>
          <table:table-cell office:value-type="string">
            <text:p>TGV204</text:p>
          </table:table-cell>
          <table:table-cell office:value-type="string">
            <text:p>FINTECH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5-02-18T02:33:05+01:00</meta:creation-date>
  </office:meta>
</office:document-meta>
</file>